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28cm" fo:min-width="1.836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01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91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28cm" fo:min-width="2.55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1.836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55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19cm" fo:min-width="2.285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524cm" svg:x="8.874cm" svg:y="3.54cm">
          <text:p text:style-name="P1"><text:span text:style-name="T1">(E)</text:span></text:p>
          <text:p text:style-name="P1"><text:span text:style-name="T1">Ensem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02cm" svg:height="1.524cm" svg:x="8.874cm" svg:y="7.223cm">
          <text:p text:style-name="P1"><text:span text:style-name="T1">(E,+)</text:span></text:p>
          <text:p text:style-name="P1"><text:span text:style-name="T1">Mag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525cm" svg:y1="5.064cm" svg:x2="10.525cm" svg:y2="7.223cm" draw:start-shape="id1" draw:start-glue-point="8" draw:end-shape="id2" draw:end-glue-point="4" svg:d="M10525 5064v2159" svg:viewBox="0 0 1 2160">
          <text:p text:style-name="P3"><text:span text:style-name="T1">LCI(+)</text:span></text:p>
        </draw:connector>
        <draw:custom-shape draw:style-name="gr3" draw:text-style-name="P2" xml:id="id3" draw:id="id3" draw:layer="layout" svg:width="3.556cm" svg:height="1.651cm" svg:x="3.286cm" svg:y="11.16cm">
          <text:p text:style-name="P1"><text:span text:style-name="T1">(E,+)</text:span></text:p>
          <text:p text:style-name="P1"><text:span text:style-name="T1">Magma unifè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357cm" svg:y1="8.524cm" svg:x2="5.064cm" svg:y2="11.16cm" draw:start-shape="id2" draw:start-glue-point="7" draw:end-shape="id3" draw:end-glue-point="4" svg:d="M9357 8524l-4293 2636" svg:viewBox="0 0 4294 2637">
          <text:p text:style-name="P1"><text:span text:style-name="T1">Neutre</text:span></text:p>
        </draw:connector>
        <draw:custom-shape draw:style-name="gr4" draw:text-style-name="P2" xml:id="id5" draw:id="id5" draw:layer="layout" svg:width="4.826cm" svg:height="1.651cm" svg:x="11.541cm" svg:y="15.097cm">
          <text:p text:style-name="P1"><text:span text:style-name="T1">(E,+)</text:span></text:p>
          <text:p text:style-name="P1"><text:span text:style-name="T1">Semi-group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318cm" svg:height="1.524cm" svg:x="13.954cm" svg:y="11.287cm">
          <text:p text:style-name="P1"><text:span text:style-name="T1">(E,+)</text:span></text:p>
          <text:p text:style-name="P1"><text:span text:style-name="T1">Magma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113cm" svg:y1="12.811cm" svg:x2="15.661cm" svg:y2="15.338cm" draw:start-shape="id4" draw:start-glue-point="8" draw:end-shape="id5" draw:end-glue-point="11" svg:d="M16113 12811l-452 2527" svg:viewBox="0 0 453 2528">
          <text:p text:style-name="P1"><text:span text:style-name="T1">Assoc.</text:span></text:p>
        </draw:connector>
        <draw:connector draw:style-name="gr2" draw:text-style-name="P2" draw:layer="layout" draw:type="line" svg:x1="11.693cm" svg:y1="8.524cm" svg:x2="16.113cm" svg:y2="11.287cm" draw:start-shape="id2" draw:start-glue-point="9" draw:end-shape="id4" draw:end-glue-point="4" svg:d="M11693 8524l4420 2763" svg:viewBox="0 0 4421 2764">
          <text:p text:style-name="P1"><text:span text:style-name="T1">Commut.</text:span></text:p>
        </draw:connector>
        <draw:custom-shape draw:style-name="gr3" draw:text-style-name="P2" xml:id="id6" draw:id="id6" draw:layer="layout" svg:width="3.556cm" svg:height="1.651cm" svg:x="8.747cm" svg:y="11.16cm">
          <text:p text:style-name="P1"><text:span text:style-name="T1">(E,+)</text:span></text:p>
          <text:p text:style-name="P1"><text:span text:style-name="T1">Semi-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525cm" svg:y1="8.747cm" svg:x2="10.525cm" svg:y2="11.16cm" draw:start-shape="id2" draw:end-shape="id6" draw:end-glue-point="4" svg:d="M10525 8747v2413" svg:viewBox="0 0 1 2414">
          <text:p text:style-name="P1"><text:span text:style-name="T1">Assoc.</text:span></text:p>
        </draw:connector>
        <draw:connector draw:style-name="gr2" draw:text-style-name="P2" draw:layer="layout" draw:type="line" svg:x1="11.783cm" svg:y1="12.57cm" svg:x2="12.247cm" svg:y2="15.338cm" draw:start-shape="id6" draw:start-glue-point="9" draw:end-shape="id5" draw:end-glue-point="5" svg:d="M11783 12570l464 2768" svg:viewBox="0 0 465 2769">
          <text:p text:style-name="P1"><text:span text:style-name="T1">Commut.</text:span></text:p>
        </draw:connector>
        <draw:custom-shape draw:style-name="gr6" draw:text-style-name="P2" xml:id="id7" draw:id="id7" draw:layer="layout" svg:width="3.302cm" svg:height="1.651cm" svg:x="5.699cm" svg:y="15.097cm">
          <text:p text:style-name="P1"><text:span text:style-name="T1">(E,+)</text:span></text:p>
          <text:p text:style-name="P1"><text:span text:style-name="T1">Monoï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64cm" svg:y1="12.811cm" svg:x2="6.182cm" svg:y2="15.338cm" draw:start-shape="id3" draw:start-glue-point="8" draw:end-shape="id7" draw:end-glue-point="5" svg:d="M5064 12811l1118 2527" svg:viewBox="0 0 1119 2528">
          <text:p text:style-name="P1"><text:span text:style-name="T1">Assoc.</text:span></text:p>
        </draw:connector>
        <draw:connector draw:style-name="gr2" draw:text-style-name="P2" draw:layer="layout" draw:type="line" svg:x1="9.267cm" svg:y1="12.57cm" svg:x2="8.518cm" svg:y2="15.338cm" draw:start-shape="id6" draw:start-glue-point="7" draw:end-shape="id7" draw:end-glue-point="11" svg:d="M9267 12570l-749 2768" svg:viewBox="0 0 750 2769">
          <text:p text:style-name="P1"><text:span text:style-name="T1">Neutre</text:span></text:p>
        </draw:connector>
        <draw:custom-shape draw:style-name="gr7" draw:text-style-name="P2" xml:id="id8" draw:id="id8" draw:layer="layout" svg:width="4.318cm" svg:height="1.651cm" svg:x="9.001cm" svg:y="19.161cm">
          <text:p text:style-name="P1"><text:span text:style-name="T1">(E,+)</text:span></text:p>
          <text:p text:style-name="P1"><text:span text:style-name="T1">Monoïd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518cm" svg:y1="16.507cm" svg:x2="9.633cm" svg:y2="19.402cm" draw:start-shape="id7" draw:start-glue-point="9" draw:end-shape="id8" draw:end-glue-point="5" svg:d="M8518 16507l1115 2895" svg:viewBox="0 0 1116 2896">
          <text:p text:style-name="P1"><text:span text:style-name="T1">Comm</text:span><text:span text:style-name="T1">ut.</text:span></text:p>
        </draw:connector>
        <draw:custom-shape draw:style-name="gr6" draw:text-style-name="P2" xml:id="id9" draw:id="id9" draw:layer="layout" svg:width="3.302cm" svg:height="1.651cm" svg:x="3.54cm" svg:y="19.034cm">
          <text:p text:style-name="P1"><text:span text:style-name="T1">(E,+)</text:span></text:p>
          <text:p text:style-name="P1"><text:span text:style-name="T1">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6.182cm" svg:y1="16.507cm" svg:x2="5.191cm" svg:y2="19.034cm" draw:start-shape="id7" draw:start-glue-point="7" draw:end-shape="id9" draw:end-glue-point="4" svg:d="M6182 16507l-991 2527" svg:viewBox="0 0 992 2528">
          <text:p text:style-name="P1"><text:span text:style-name="T2">Sym.</text:span></text:p>
        </draw:connector>
        <draw:custom-shape draw:style-name="gr8" draw:text-style-name="P2" xml:id="id10" draw:id="id10" draw:layer="layout" svg:width="3.937cm" svg:height="1.651cm" svg:x="6.842cm" svg:y="23.098cm">
          <text:p text:style-name="P1"><text:span text:style-name="T1">(E,+)</text:span></text:p>
          <text:p text:style-name="P1"><text:span text:style-name="T1">Groupe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191cm" svg:y1="20.685cm" svg:x2="7.418cm" svg:y2="23.339cm" draw:start-shape="id9" draw:start-glue-point="8" draw:end-shape="id10" draw:end-glue-point="5" svg:d="M5191 20685l2227 2654" svg:viewBox="0 0 2228 2655">
          <text:p text:style-name="P1"><text:span text:style-name="T2">Commut.</text:span></text:p>
        </draw:connector>
        <draw:connector draw:style-name="gr2" draw:text-style-name="P5" draw:layer="layout" draw:type="line" svg:x1="11.16cm" svg:y1="20.812cm" svg:x2="10.203cm" svg:y2="23.339cm" draw:start-shape="id8" draw:start-glue-point="8" draw:end-shape="id10" draw:end-glue-point="11" svg:d="M11160 20812l-957 2527" svg:viewBox="0 0 958 2528">
          <text:p text:style-name="P1"><text:span text:style-name="T2">Sym.</text:span></text:p>
        </draw:connector>
        <draw:connector draw:style-name="gr2" draw:text-style-name="P5" draw:layer="layout" draw:type="line" svg:x1="13.954cm" svg:y1="16.748cm" svg:x2="12.687cm" svg:y2="19.402cm" draw:start-shape="id5" draw:start-glue-point="8" draw:end-shape="id8" draw:end-glue-point="11" svg:d="M13954 16748l-1267 2654" svg:viewBox="0 0 1268 2655">
          <text:p text:style-name="P1"><text:span text:style-name="T2">Neutre</text:span></text:p>
        </draw:connector>
        <draw:frame draw:style-name="gr9" draw:text-style-name="P7" draw:layer="layout" svg:width="4.748cm" svg:height="0.806cm" svg:x="1cm" svg:y="6.588cm">
          <draw:text-box>
            <text:p text:style-name="P6"><text:span text:style-name="T3">Structures à 1 LCI</text:span></text:p>
          </draw:text-box>
        </draw:frame>
        <draw:line draw:style-name="gr10" draw:text-style-name="P8" draw:layer="layout" svg:x1="1cm" svg:y1="6.461cm" svg:x2="20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8:41:40.515959902</meta:creation-date>
    <dc:date>2017-05-16T07:48:38.345312827</dc:date>
    <meta:editing-duration>PT28M36S</meta:editing-duration>
    <meta:editing-cycles>19</meta:editing-cycles>
    <meta:generator>LibreOffice/5.1.6.2$Linux_X86_64 LibreOffice_project/10m0$Build-2</meta:generator>
    <meta:document-statistic meta:object-count="25"/>
  </office:meta>
</office:document-meta>
</file>